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6.408cm" table:align="left"/>
    </style:style>
    <style:style style:name="Tabla1.A" style:family="table-column">
      <style:table-column-properties style:column-width="4.198cm"/>
    </style:style>
    <style:style style:name="Tabla1.B" style:family="table-column">
      <style:table-column-properties style:column-width="2.2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T1" style:family="text">
      <style:text-properties officeooo:rsid="0015f1e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ílabus del Curso: Matemática</text:h>
      <text:h text:style-name="Heading_20_2" text:outline-level="2">1. Información General</text:h>
      <text:list text:style-name="L1">
        <text:list-item>
          <text:p text:style-name="P1"><text:span text:style-name="Strong_20_Emphasis">Curso:</text:span> Matemática</text:p>
        </text:list-item>
        <text:list-item>
          <text:p text:style-name="P1"><text:span text:style-name="Strong_20_Emphasis">Nivel:</text:span> <text:span text:style-name="T1">Círculos</text:span></text:p>
        </text:list-item>
        <text:list-item>
          <text:p text:style-name="P1"><text:span text:style-name="Strong_20_Emphasis">Docente:</text:span> Juan Pérez Gómez</text:p>
        </text:list-item>
        <text:list-item>
          <text:p text:style-name="P1"><text:span text:style-name="Strong_20_Emphasis">Duración:</text:span> Marzo – Diciembre</text:p>
        </text:list-item>
        <text:list-item>
          <text:p text:style-name="P1"><text:span text:style-name="Strong_20_Emphasis">Horas semanales:</text:span> 5 horas</text:p>
        </text:list-item>
      </text:list>
      <text:p text:style-name="Horizontal_20_Line"/>
      <text:h text:style-name="Heading_20_2" text:outline-level="2">2. Descripción del Curso</text:h>
      <text:p text:style-name="Text_20_body">El curso de Matemática busca desarrollar en los estudiantes habilidades de razonamiento lógico, resolución de problemas y pensamiento crítico mediante el estudio de números, álgebra básica, geometría y estadística.</text:p>
      <text:p text:style-name="Text_20_body">Se fomentará el uso de estrategias matemáticas para resolver problemas de la vida cotidiana.</text:p>
      <text:p text:style-name="Horizontal_20_Line"/>
      <text:h text:style-name="Heading_20_2" text:outline-level="2">3. Competencias a Desarrollar</text:h>
      <text:p text:style-name="Text_20_body">Al finalizar el curso el estudiante será capaz de:</text:p>
      <text:list text:style-name="L2">
        <text:list-item>
          <text:p text:style-name="P2">Resolver problemas con números enteros y fracciones.</text:p>
        </text:list-item>
        <text:list-item>
          <text:p text:style-name="P2">Comprender y aplicar conceptos básicos de álgebra.</text:p>
        </text:list-item>
        <text:list-item>
          <text:p text:style-name="P2">Analizar figuras geométricas y sus propiedades.</text:p>
        </text:list-item>
        <text:list-item>
          <text:p text:style-name="P2">Interpretar datos estadísticos simples.</text:p>
        </text:list-item>
        <text:list-item>
          <text:p text:style-name="P2">Desarrollar razonamiento lógico y matemático.</text:p>
        </text:list-item>
      </text:list>
      <text:p text:style-name="Horizontal_20_Line"/>
      <text:h text:style-name="Heading_20_2" text:outline-level="2">4. Contenidos del Curso</text:h>
      <text:h text:style-name="Heading_20_3" text:outline-level="3">Unidad 1: Números Enteros</text:h>
      <text:list text:style-name="L3">
        <text:list-item>
          <text:p text:style-name="P3">Operaciones con números enteros</text:p>
        </text:list-item>
        <text:list-item>
          <text:p text:style-name="P3">Valor absoluto</text:p>
        </text:list-item>
        <text:list-item>
          <text:p text:style-name="P3">Resolución de problemas</text:p>
        </text:list-item>
      </text:list>
      <text:h text:style-name="Heading_20_3" text:outline-level="3">Unidad 2: Fracciones y Decimales</text:h>
      <text:list text:style-name="L4">
        <text:list-item>
          <text:p text:style-name="P4">Operaciones con fracciones</text:p>
        </text:list-item>
        <text:list-item>
          <text:p text:style-name="P4"><text:soft-page-break/>Conversión entre fracciones y decimales</text:p>
        </text:list-item>
        <text:list-item>
          <text:p text:style-name="P4">Problemas aplicados</text:p>
        </text:list-item>
      </text:list>
      <text:h text:style-name="Heading_20_3" text:outline-level="3">Unidad 3: Álgebra Básica</text:h>
      <text:list text:style-name="L5">
        <text:list-item>
          <text:p text:style-name="P5">Expresiones algebraicas</text:p>
        </text:list-item>
        <text:list-item>
          <text:p text:style-name="P5">Ecuaciones de primer grado</text:p>
        </text:list-item>
        <text:list-item>
          <text:p text:style-name="P5">Resolución de problemas</text:p>
        </text:list-item>
      </text:list>
      <text:h text:style-name="Heading_20_3" text:outline-level="3">Unidad 4: Geometría</text:h>
      <text:list text:style-name="L6">
        <text:list-item>
          <text:p text:style-name="P6">Figuras geométricas</text:p>
        </text:list-item>
        <text:list-item>
          <text:p text:style-name="P6">Perímetro y área</text:p>
        </text:list-item>
        <text:list-item>
          <text:p text:style-name="P6">Ángulos y triángulos</text:p>
        </text:list-item>
      </text:list>
      <text:h text:style-name="Heading_20_3" text:outline-level="3">Unidad 5: Estadística Básica</text:h>
      <text:list text:style-name="L7">
        <text:list-item>
          <text:p text:style-name="P7">Tablas de frecuencia</text:p>
        </text:list-item>
        <text:list-item>
          <text:p text:style-name="P7">Gráficos estadísticos</text:p>
        </text:list-item>
        <text:list-item>
          <text:p text:style-name="P7">Interpretación de datos</text:p>
        </text:list-item>
      </text:list>
      <text:p text:style-name="Horizontal_20_Line"/>
      <text:h text:style-name="Heading_20_2" text:outline-level="2">5. Metodología</text:h>
      <text:p text:style-name="Text_20_body">El curso se desarrollará mediante:</text:p>
      <text:list text:style-name="L8">
        <text:list-item>
          <text:p text:style-name="P8">Explicaciones teóricas</text:p>
        </text:list-item>
        <text:list-item>
          <text:p text:style-name="P8">Resolución de ejercicios</text:p>
        </text:list-item>
        <text:list-item>
          <text:p text:style-name="P8">Trabajo grupal</text:p>
        </text:list-item>
        <text:list-item>
          <text:p text:style-name="P8">Actividades prácticas</text:p>
        </text:list-item>
        <text:list-item>
          <text:p text:style-name="P8">Evaluaciones periódicas</text:p>
        </text:list-item>
      </text:list>
      <text:p text:style-name="Horizontal_20_Line"/>
      <text:h text:style-name="Heading_20_2" text:outline-level="2">6. Sistema de Evaluación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Evaluación</text:p>
            </table:table-cell>
            <table:table-cell table:style-name="Tabla1.A1" office:value-type="string">
              <text:p text:style-name="Table_20_Heading">Porcentaje</text:p>
            </table:table-cell>
          </table:table-row>
        </table:table-header-rows>
        <table:table-row>
          <table:table-cell table:style-name="Tabla1.A1" office:value-type="string">
            <text:p text:style-name="Table_20_Contents">Tareas</text:p>
          </table:table-cell>
          <table:table-cell table:style-name="Tabla1.A1" office:value-type="string">
            <text:p text:style-name="Table_20_Contents">20%</text:p>
          </table:table-cell>
        </table:table-row>
        <table:table-row>
          <table:table-cell table:style-name="Tabla1.A1" office:value-type="string">
            <text:p text:style-name="Table_20_Contents">Participación</text:p>
          </table:table-cell>
          <table:table-cell table:style-name="Tabla1.A1" office:value-type="string">
            <text:p text:style-name="Table_20_Contents">10%</text:p>
          </table:table-cell>
        </table:table-row>
        <table:table-row>
          <table:table-cell table:style-name="Tabla1.A1" office:value-type="string">
            <text:p text:style-name="Table_20_Contents">Exámenes parciales</text:p>
          </table:table-cell>
          <table:table-cell table:style-name="Tabla1.A1" office:value-type="string">
            <text:p text:style-name="Table_20_Contents">30%</text:p>
          </table:table-cell>
        </table:table-row>
        <table:table-row>
          <table:table-cell table:style-name="Tabla1.A1" office:value-type="string">
            <text:p text:style-name="Table_20_Contents">Proyecto o trabajo final</text:p>
          </table:table-cell>
          <table:table-cell table:style-name="Tabla1.A1" office:value-type="string">
            <text:p text:style-name="Table_20_Contents">20%</text:p>
          </table:table-cell>
        </table:table-row>
        <table:table-row>
          <table:table-cell table:style-name="Tabla1.A1" office:value-type="string">
            <text:p text:style-name="Table_20_Contents">Examen final</text:p>
          </table:table-cell>
          <table:table-cell table:style-name="Tabla1.A1" office:value-type="string">
            <text:p text:style-name="Table_20_Contents">20%</text:p>
          </table:table-cell>
        </table:table-row>
      </table:table>
      <text:p text:style-name="Horizontal_20_Line"/>
      <text:h text:style-name="Heading_20_2" text:outline-level="2"><text:soft-page-break/>7. Materiales</text:h>
      <text:list text:style-name="L9">
        <text:list-item>
          <text:p text:style-name="P9">Cuaderno de trabajo</text:p>
        </text:list-item>
        <text:list-item>
          <text:p text:style-name="P9">Libro de Matemática del grado</text:p>
        </text:list-item>
        <text:list-item>
          <text:p text:style-name="P9">Calculadora básica</text:p>
        </text:list-item>
        <text:list-item>
          <text:p text:style-name="P9">Plataforma virtual del colegio</text:p>
        </text:list-item>
      </text:list>
      <text:p text:style-name="Horizontal_20_Line"/>
      <text:h text:style-name="Heading_20_2" text:outline-level="2">8. Bibliografía</text:h>
      <text:list text:style-name="L10">
        <text:list-item>
          <text:p text:style-name="P10">Libro de Matemática – Ministerio de Educación</text:p>
        </text:list-item>
        <text:list-item>
          <text:p text:style-name="P10">Recursos digitales educativo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6:39:56.896478597</meta:creation-date>
    <meta:print-date>2026-03-13T16:44:25.793808832</meta:print-date>
    <meta:printed-by>Archivos PDF</meta:printed-by>
    <dc:date>2026-03-13T16:46:36.090184057</dc:date>
    <meta:editing-duration>PT2M10S</meta:editing-duration>
    <meta:editing-cycles>1</meta:editing-cycles>
    <meta:document-statistic meta:table-count="1" meta:image-count="0" meta:object-count="0" meta:page-count="3" meta:paragraph-count="66" meta:word-count="281" meta:character-count="1813" meta:non-whitespace-character-count="1632"/>
    <meta:generator>LibreOffice/24.2.7.2$Linux_X86_64 LibreOffice_project/420$Build-2</meta:generator>
  </office:meta>
</office:document-meta>
</file>